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804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diagonal-bl-tr="none" style:diagonal-tl-br="none" fo:border="none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000000" style:diagonal-bl-tr="none" style:diagonal-tl-br="none" fo:border="none"/>
      <style:text-properties fo:color="#ffffff"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dee6ef" style:diagonal-bl-tr="none" style:diagonal-tl-br="none" fo:border="none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ackground-color="#dee6ef" style:diagonal-bl-tr="none" style:diagonal-tl-br="none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fo:background-color="#dee6ef" style:diagonal-bl-tr="none" style:diagonal-tl-br="none" fo:border="none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size-complex="12pt" style:language-complex="hi" style:country-complex="IN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13"/>
        <table:table-column table:style-name="co2" table:default-cell-style-name="ce12"/>
        <table:table-row table:style-name="ro1">
          <table:table-cell table:style-name="ce10" office:value-type="string" calcext:value-type="string">
            <text:p>List Software Animasi Gratis (Opensource) beserta tutorialnya :</text:p>
          </table:table-cell>
          <table:table-cell table:style-name="ce10" table:number-columns-repeated="2"/>
        </table:table-row>
        <table:table-row table:style-name="ro2">
          <table:table-cell table:style-name="ce11" office:value-type="string" calcext:value-type="string">
            <text:p>Softwar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Tutorial</text:p>
          </table:table-cell>
        </table:table-row>
        <table:table-row table:style-name="ro2">
          <table:table-cell office:value-type="string" calcext:value-type="string">
            <text:p>Blender</text:p>
          </table:table-cell>
          <table:table-cell table:style-name="ce12" office:value-type="string" calcext:value-type="string">
            <text:p>Android/PC</text:p>
          </table:table-cell>
          <table:table-cell table:style-name="ce14" office:value-type="string" calcext:value-type="string">
            <text:p><text:a xlink:href="https://www.youtube.com/watch?v=5epzCprCdGc" xlink:type="simple">Beginner Tutorial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a xlink:href="http://localhost/traditionalanimatorindonesia.github.io/pages/BlenderToKrita/index.html" xlink:type="simple">Cara export animasi Grease Pencil dari Blender ke Krita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⚒️ Cara export animasi Grease Pencil dari Blender ke Clip Studio Paint</text:p>
          </table:table-cell>
        </table:table-row>
        <table:table-row table:style-name="ro2">
          <table:table-cell office:value-type="string" calcext:value-type="string">
            <text:p>Opentoonz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a xlink:href="https://youtube.com/playlist?list=PLqazFFzUAPc6if6lKp2Z5sDKcvVND0cP-&amp;si=k_20Il_qSx_8QvVb" xlink:type="simple">Beginner Tutorial</text:a></text:p>
          </table:table-cell>
        </table:table-row>
        <table:table-row table:style-name="ro2">
          <table:table-cell office:value-type="string" calcext:value-type="string">
            <text:p>Krita</text:p>
          </table:table-cell>
          <table:table-cell table:style-name="ce12" office:value-type="string" calcext:value-type="string">
            <text:p>Android/PC</text:p>
          </table:table-cell>
          <table:table-cell office:value-type="string" calcext:value-type="string">
            <text:p><text:a xlink:href="https://youtube.com/playlist?list=PLB0pD5njSa3r8kH9YkcUun8HWnF73w_5q&amp;si=paF92TtxCuLPaqrP" xlink:type="simple">Beginner Tutoria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6:28:01.890976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16:09:41.385365111</meta:creation-date>
    <dc:date>2025-10-11T17:03:33.253954999</dc:date>
    <meta:editing-duration>PT46M54S</meta:editing-duration>
    <meta:editing-cycles>20</meta:editing-cycles>
    <meta:generator>LibreOffice/24.2.7.2$Linux_X86_64 LibreOffice_project/420$Build-2</meta:generator>
    <meta:document-statistic meta:table-count="1" meta:cell-count="15" meta:object-count="0"/>
  </office:meta>
</office:document-meta>
</file>